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11</text:p>
      <text:p text:style-name="P1"/>
      <text:p text:style-name="P2">AJOUTER UNE FONCTIONNALITÉ</text:p>
      <text:p text:style-name="P2"/>
      <text:p text:style-name="P3">Jean baptiste Serva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Nous avons fait 2 projets. En effet le premier projet est un ajout d'un jeu dans le p8. Le projet nous ne nous semblait pas assez conséquent. Donc nous avons essayé d'améliorer le projet dk labyrinthe.</text:p>
      <text:p text:style-name="Standard"/>
      <text:p text:style-name="Standard">Le premier projet est un jeu oú l'on affiche des images aléatoires de produit. Le joueur doit trouver pour le niveau 1 l'image correspondant à un nutriscore A. Nous lui affichons des messages selon si la réponse est juste ou fausse. Pour le niveau 1 4 images sont affichées et pour le niveau 2 8 images sont affichées. Pour cela nous avons juste fait une nouvelle application « jeux » et différentes fonctions affichant les images par l'orm, <text:s/>et d'autres pour vérifier la réponse.</text:p>
      <text:p text:style-name="Standard"/>
      <text:p text:style-name="Standard">De fait, depuis la vus nous avons une fonction « jeux » qui fait appel à une fonction niveau qui choisit la place de l'image aléatoirement sur le template. Afin d'obtenir les images nous avons du faire plusieurs autres fonctions.</text:p>
      <text:p text:style-name="Standard">Pour cela nous devons faire appel à jeux.py qui va chercher dans l'orm un aliment de nutriscore A et 3 a 7 autres aliments de nutriscore différents à A. Vérification_réponses et la deuxième fonctions qui vérifie le nutriscore selon le paramètre image de l'orm. En effet depuis la page HTML nous envoyons en POST l'image sur lequel le joueur a cliqué. Puis depuis la views nous avons fait deux fonctions qui recommencent les opérations afin de pouvoir faire une continuation du jeu. Puis nous les affichons sur le template. </text:p>
      <text:p text:style-name="Standard">Nous avons donc ajouté une fonctionnalité sur le projet p8 qui est un jeu.</text:p>
      <text:p text:style-name="Standard"/>
      <text:p text:style-name="Standard">Comme ce projet ne nous semblait pas assez conséquent nous avons fait une deuxième amélioration de projet. Nous avons amélioré le projet dklabyrinthe. Nous avons sans faire exprès effacer macguyvert de notre github donc nous nous sommes basés sur le code du cours.</text:p>
      <text:p text:style-name="Standard"/>
      <text:p text:style-name="Standard">Pour cela nous avons factorisé le code rangé dans des fonctions. Le but est que dk apprenne tous seul à allé au point d'arrivé tout seul.</text:p>
      <text:p text:style-name="Standard">Dans une premier temps il parcourt le labyrinthe avec des aléatoires par exemple droite droite haut gauche droite ect... Une fois qu'il arrive sur l'arrivée nous relevons le nombre de mouvement qu'il a fait. Puis dans une database nous l'enregistrons. A chaque essais si le nombre de mouvement est plus petit à la longueur du nombre de mouvement de la database alors nous modifier la database par les nouveaux mouvements ainsi de suite. Si dk fait le même nombre de mouvement 100 fois c'est que c'est le plus petit chemin. A chaque fois qu'il réussi a faire le nombre de mouvement nous incrémentons dans un fichier une variable de + 1. Par exemple au début dk fait 250 mouvements. Puis il en fait 100 puis 50 puis 5. A chaque fois nous modifierons la base de donnée de 250 à 50 coups. Puis comme 5 est le plus petit coup à réaliser la database ne sera plus jamais modifié et le fichier contenant une variable s'incrémentera de + 1. A 100 dk se déplacera tout seul.</text:p>
      <text:p text:style-name="Standard"/>
      <text:p text:style-name="Standard">Pour cela nous avons garder le menu ainsi que les images du cours et la génération du niveau dans les focntions file(), menu() et generate_level(). </text:p>
      <text:p text:style-name="Standard"/>
      <text:p text:style-name="Standard">A chaque fois que dk fait un mouvement nous l'ajoutons à la liste globale LISTE_CHOICE .</text:p>
      <text:p text:style-name="Standard"/>
      <text:p text:style-name="Standard">Dans les fonctions toright(), toleft(), totop() et todown() nous indiquons si c'est un mur est ne déplaçons pas dk mais le mouvement est pris en compte pour la database. Nous lui indiquons aussi que s'il arrive sur S soit l'arrivée alors on return checkpoint qui arrête la boucle du jeu et active les fonctions de database. L'insertion en database si le nombre de mouvement réalisé par dk depuis len(LISTE_CHOICE) est plus petit que le len() de la database. Par la fonction visualisation() du fichier database,py sinon on le renvoie sur le menu. Si la longueur de <text:s/>LISTE_CHOICE est égale à celle de la database nous écrivons dans un fichier par la fonction write() ou nous incrémentons une <text:soft-page-break/>variable.</text:p>
      <text:p text:style-name="Standard"/>
      <text:p text:style-name="Standard"/>
      <text:p text:style-name="Standard"/>
      <text:p text:style-name="Standard">Nous avons donc modifier le projet 3 en ajoutant un bot qui se déplace tout seul via la méthode de brut force qui n'est pas la façon la plus optimis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5-18T15:36:54.49</meta:creation-date>
    <dc:date>2019-05-21T11:59:17.29</dc:date>
    <dc:creator>jean baptiste servais</dc:creator>
    <meta:editing-duration>PT1H31M25S</meta:editing-duration>
    <meta:editing-cycles>3</meta:editing-cycles>
    <meta:generator>OpenOffice/4.1.4$Win32 OpenOffice.org_project/414m4$Build-9787</meta:generator>
    <meta:document-statistic meta:table-count="0" meta:image-count="0" meta:object-count="0" meta:page-count="3" meta:paragraph-count="15" meta:word-count="705" meta:character-count="4015"/>
  </office:meta>
</office:document-meta>
</file>